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p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_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tatus_a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-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-9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-18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-27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-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-9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18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-27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-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9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-18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-27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-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9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18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-27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90-1.j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-180.jpg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4T15:28:19.425000000</meta:creation-date>
    <dc:date>2023-05-04T15:29:10.927000000</dc:date>
    <meta:editing-duration>PT51S</meta:editing-duration>
    <meta:editing-cycles>1</meta:editing-cycles>
    <meta:document-statistic meta:table-count="1" meta:cell-count="77" meta:object-count="0"/>
    <meta:generator>LibreOffice/7.3.5.2$Windows_X86_64 LibreOffice_project/184fe81b8c8c30d8b5082578aee2fed2ea847c01</meta:generator>
  </office:meta>
</office:document-meta>
</file>